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Monaco"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The sheer brilliant of the master plan of destruction generation parasites marching marionette to some misguided</text:p>
      <text:p text:style-name="P1">belief of devinty looting civilization.</text:p>
      <text:p text:style-name="P1"/>
      <text:p text:style-name="P1">Raids replaced by despots insatiable appetites.</text:p>
      <text:p text:style-name="P1"/>
      <text:p text:style-name="P1">Ideas: </text:p>
      <text:p text:style-name="P1"><text:tab/>geopolitics, narrative, tradition systematically entwined painting a tapestry of conscious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red Hudson</meta:initial-creator>
    <meta:creation-date>2011-12-23T10:13:02</meta:creation-date>
    <dc:date>2011-12-23T10:48:53</dc:date>
    <dc:creator>Fred Hudson</dc:creator>
    <meta:editing-duration>PT20M41S</meta:editing-duration>
    <meta:editing-cycles>3</meta:editing-cycles>
    <meta:generator>OpenOffice.org/3.3$Unix OpenOffice.org_project/330m20$Build-9567</meta:generator>
    <meta:document-statistic meta:table-count="0" meta:image-count="0" meta:object-count="0" meta:page-count="1" meta:paragraph-count="5" meta:word-count="38" meta:character-count="298"/>
  </office:meta>
</office:document-meta>
</file>